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ce9327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ddfbc49"/>
    </style:style>
    <style:style style:name="P64" style:family="paragraph" style:parent-style-name="Standard">
      <style:text-properties officeooo:paragraph-rsid="0deb3f7d"/>
    </style:style>
    <style:style style:name="P65" style:family="paragraph" style:parent-style-name="Footnote">
      <style:text-properties officeooo:paragraph-rsid="04473353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955231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7" style:family="paragraph" style:parent-style-name="Standard">
      <style:text-properties officeooo:paragraph-rsid="0cc50ec9"/>
    </style:style>
    <style:style style:name="P88" style:family="paragraph" style:parent-style-name="Standard">
      <style:text-properties officeooo:paragraph-rsid="0dbf3336"/>
    </style:style>
    <style:style style:name="P89" style:family="paragraph" style:parent-style-name="Standard">
      <style:text-properties officeooo:paragraph-rsid="0eb4913f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officeooo:rsid="004804ae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officeooo:rsid="047da547"/>
    </style:style>
    <style:style style:name="T3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style:font-size-asian="12pt" style:font-size-complex="12pt"/>
    </style:style>
    <style:style style:name="T329" style:family="text">
      <style:text-properties officeooo:rsid="04473353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aace3cd"/>
    </style:style>
    <style:style style:name="T334" style:family="text">
      <style:text-properties officeooo:rsid="0b952edb"/>
    </style:style>
    <style:style style:name="T335" style:family="text">
      <style:text-properties fo:font-size="8pt" style:font-size-asian="8pt" style:font-size-complex="8pt" loext:padding="0.049cm" loext:border="0.31pt solid #000000"/>
    </style:style>
    <style:style style:name="T336" style:family="text">
      <style:text-properties officeooo:rsid="0394a435"/>
    </style:style>
    <style:style style:name="T337" style:family="text">
      <style:text-properties officeooo:rsid="0be4091b"/>
    </style:style>
    <style:style style:name="T338" style:family="text">
      <style:text-properties officeooo:rsid="0cf7e116"/>
    </style:style>
    <style:style style:name="T339" style:family="text">
      <style:text-properties officeooo:rsid="0de11971"/>
    </style:style>
    <style:style style:name="T340" style:family="text">
      <style:text-properties officeooo:rsid="01657261" style:font-size-complex="12pt"/>
    </style:style>
    <style:style style:name="T341" style:family="text">
      <style:text-properties fo:font-weight="bold" officeooo:rsid="0e59b6fb" style:font-weight-asian="bold" style:font-weight-complex="bold"/>
    </style:style>
    <style:style style:name="T342" style:family="text">
      <style:text-properties officeooo:rsid="0e5635a7"/>
    </style:style>
    <style:style style:name="T343" style:family="text">
      <style:text-properties officeooo:rsid="0e56c5f4"/>
    </style:style>
    <style:style style:name="T344" style:family="text">
      <style:text-properties officeooo:rsid="0e5e443a"/>
    </style:style>
    <style:style style:name="T345" style:family="text">
      <style:text-properties officeooo:rsid="0e633903"/>
    </style:style>
    <style:style style:name="T346" style:family="text">
      <style:text-properties officeooo:rsid="0e80285f"/>
    </style:style>
    <style:style style:name="T347" style:family="text">
      <style:text-properties officeooo:rsid="0e838e2a"/>
    </style:style>
    <style:style style:name="T348" style:family="text">
      <style:text-properties officeooo:rsid="0e83c34e"/>
    </style:style>
    <style:style style:name="T34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style:font-size-asian="12pt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Strong_20_Emphasis"><text:span text:style-name="T237">C</text:span></text:span><text:span text:style-name="Strong_20_Emphasis"><text:span text:style-name="T236">hecklist voor </text:span></text:span><text:span text:style-name="Strong_20_Emphasis"><text:span text:style-name="T238">de installatie</text:span></text:span><text:span text:style-name="Strong_20_Emphasis"><text:span text:style-name="T236"> van </text:span></text:span><text:reference-mark-start text:name="Distributie"/><text:span text:style-name="Strong_20_Emphasis"><text:span text:style-name="T239">Ubuntu</text:span></text:span><text:reference-mark-end text:name="Distributie"/><text:span text:style-name="Strong_20_Emphasis"><text:span text:style-name="T239"> </text:span></text:span><text:reference-mark-start text:name="Versie"/><text:span text:style-name="Strong_20_Emphasis"><text:span text:style-name="T240">2</text:span></text:span><text:span text:style-name="Strong_20_Emphasis"><text:span text:style-name="T246">2</text:span></text:span><text:span text:style-name="Strong_20_Emphasis"><text:span text:style-name="T241">.04</text:span></text:span><text:reference-mark-end text:name="Versie"/><text:span text:style-name="Strong_20_Emphasis"><text:span text:style-name="T247"> </text:span></text:span><text:span text:style-name="Strong_20_Emphasis"><text:span text:style-name="T248">LTS</text:span></text:span><text:span text:style-name="Strong_20_Emphasis"><text:span text:style-name="T242"><text:note text:id="ftn1" text:note-class="footnote"><text:note-citation>1</text:note-citation><text:note-body><text:p text:style-name="P77"><text:span text:style-name="T336">Deze versie </text:span><text:span text:style-name="T336"><text:reference-ref text:reference-format="text" text:ref-name="Versie">22.04</text:reference-ref></text:span><text:span text:style-name="T337"><text:s/></text:span><text:span text:style-name="T336">is een zogenaamde LTS-versie (</text:span><text:span text:style-name="T339">LTS=</text:span><text:span text:style-name="T336">Long-Term Support, langetermijnondersteuning).<text:line-break/></text:span><text:span text:style-name="T269">Deze</text:span><text:span text:style-name="T270"> LTS-versie wordt </text:span><text:span text:style-name="T276">vanaf vrijgave (</text:span><text:span text:style-name="T275">april</text:span><text:span text:style-name="T273"> 202</text:span><text:span text:style-name="T275">2</text:span><text:span text:style-name="T276">) </text:span><text:span text:style-name="T271">vijf</text:span><text:span text:style-name="T270"> jaar ondersteund</text:span><text:span text:style-name="T272"> </text:span><text:span text:style-name="T270">(tot </text:span><text:span text:style-name="T275">april</text:span><text:span text:style-name="T269"> </text:span><text:span text:style-name="T270">202</text:span><text:span text:style-name="T275">7</text:span><text:span text:style-name="T272">)</text:span><text:span text:style-name="T274">.</text:span></text:p></text:note-body></text:note></text:span></text:span><text:span text:style-name="Strong_20_Emphasis"><text:span text:style-name="T249"> </text:span></text:span><text:reference-mark-start text:name="Editie"/><text:span text:style-name="Strong_20_Emphasis"><text:span text:style-name="T251">D</text:span></text:span><text:span text:style-name="Strong_20_Emphasis"><text:span text:style-name="T244">esktop</text:span></text:span><text:reference-mark-end text:name="Editie"/><text:span text:style-name="Strong_20_Emphasis"><text:span text:style-name="T243"> </text:span></text:span><text:span text:style-name="Strong_20_Emphasis"><text:span text:style-name="T250">(</text:span></text:span><text:span text:style-name="Strong_20_Emphasis"><text:span text:style-name="T249">Jammy Jellyfish</text:span></text:span><text:span text:style-name="Strong_20_Emphasis"><text:span text:style-name="T250">)</text:span></text:span><text:span text:style-name="Strong_20_Emphasis"><text:span text:style-name="T245">.</text:span></text:span></text:p>
      <text:p text:style-name="P9"/>
      <text:p text:style-name="P70"><text:span text:style-name="T72">Kijk op</text:span><text:span text:style-name="T236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6"> </text:span><text:span text:style-name="T302">voor</text:span><text:span text:style-name="T303"> </text:span><text:span text:style-name="T304">deze en andere </text:span><text:span text:style-name="T305">Linux documenten</text:span><text:span text:style-name="T104">, scripts, </text:span><text:span text:style-name="T105">en informatie</text:span><text:span text:style-name="T104">.</text:span></text:p>
      <text:p text:style-name="P10"/>
      <text:p text:style-name="P39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6">(zie toelichting)</text:span><text:span text:style-name="T17">:</text:span></text:p>
      <text:p text:style-name="P2"><text:span text:style-name="Definition"><text:span text:style-name="T323">g</text:span></text:span><text:span text:style-name="Definition"><text:span text:style-name="T322">ebruiker</text:span></text:span><text:span text:style-name="Definition"><text:span text:style-name="T311"><text:tab/><text:tab/></text:span></text:span><text:span text:style-name="Definition"><text:span text:style-name="T328"> <text:tab/><text:tab/></text:span></text:span><text:span text:style-name="T312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12"><text:tab/></text:span><text:span text:style-name="T313">(</text:span><text:span text:style-name="T308">volledige naam, bijv. </text:span><text:span text:style-name="T310">J</text:span><text:span text:style-name="T327">a</text:span><text:span text:style-name="T310">n </text:span><text:span text:style-name="T327">Jansen</text:span><text:span text:style-name="T309">)</text:span></text:p>
      <text:p text:style-name="Standard"><text:span text:style-name="Definition"><text:span text:style-name="T323">g</text:span></text:span><text:span text:style-name="Definition"><text:span text:style-name="T322">ebruikersnaam</text:span></text:span><text:span text:style-name="Definition"><text:span text:style-name="T307"><text:tab/></text:span></text:span><text:span text:style-name="Definition"><text:span text:style-name="T307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/text:span><text:span text:style-name="Definition"><text:span text:style-name="T307"><text:tab/></text:span></text:span><text:span text:style-name="T9">(korte naam, bijv. </text:span><text:span text:style-name="T254">j</text:span><text:span text:style-name="T255">an</text:span><text:span text:style-name="T9">)</text:span></text:p>
      <text:p text:style-name="P1"><text:span text:style-name="Definition"><text:span text:style-name="T325">c</text:span></text:span><text:span text:style-name="Definition"><text:span text:style-name="T324">omputernaam</text:span></text:span><text:span text:style-name="Definition"><text:span text:style-name="T314"><text:tab/><text:tab/></text:span></text:span><text:span text:style-name="Definition"><text:span text:style-name="T312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naam van de compute</text:span></text:span><text:span text:style-name="Definition"><text:span text:style-name="T317">r, </text:span></text:span><text:span text:style-name="Definition"><text:span text:style-name="T318">bijv. </text:span></text:span><text:span text:style-name="Definition"><text:span text:style-name="T319">pc02</text:span></text:span><text:span text:style-name="Definition"><text:span text:style-name="T315">)</text:span></text:span></text:p>
      <text:p text:style-name="P1"><text:span text:style-name="Definition"><text:span text:style-name="T323">o</text:span></text:span><text:span text:style-name="Definition"><text:span text:style-name="T322">pstartmenu</text:span></text:span><text:span text:style-name="Definition"><text:span text:style-name="T312"><text:tab/><text:tab/><text:tab/></text:span></text:span><text:span text:style-name="Definition"><text:span text:style-name="T312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to</text:span></text:span><text:span text:style-name="Definition"><text:span text:style-name="T320">ets voor het opstartmedium</text:span></text:span><text:span text:style-name="Definition"><text:span text:style-name="T321">)</text:span></text:span></text:p>
      <text:p text:style-name="P1"><text:span text:style-name="Definition"><text:span text:style-name="T325">i</text:span></text:span><text:span text:style-name="Definition"><text:span text:style-name="T326">nstellingen</text:span></text:span><text:span text:style-name="T315"><text:tab/><text:tab/> <text:tab/></text:span><text:span text:style-name="T315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15"><text:tab/>(</text:span><text:span text:style-name="T316">toets voor het BIOS/UEFI-scherm</text:span><text:span text:style-name="T315">)</text:span></text:p>
      <text:p text:style-name="P3"><text:span text:style-name="Definition"><text:span text:style-name="T350">g</text:span></text:span><text:span text:style-name="Definition"><text:span text:style-name="T349">ebruiker</text:span></text:span><text:span text:style-name="Definition"><text:span text:style-name="T351">2</text:span></text:span><text:span text:style-name="Definition"><text:span text:style-name="T352"><text:tab/></text:span></text:span><text:span text:style-name="Definition"><text:span text:style-name="T362"> <text:tab/><text:tab/></text:span></text:span><text:span text:style-name="T353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53"><text:tab/></text:span><text:span text:style-name="T354">(</text:span><text:span text:style-name="T355">volledige naam </text:span><text:span text:style-name="T356">evt. 2</text:span><text:span text:style-name="T363">e</text:span><text:span text:style-name="T356"> gebruiker</text:span><text:span text:style-name="T357">)</text:span></text:p>
      <text:p text:style-name="P71"><text:span text:style-name="Definition"><text:span text:style-name="T350">g</text:span></text:span><text:span text:style-name="Definition"><text:span text:style-name="T349">ebruikersnaam</text:span></text:span><text:span text:style-name="Definition"><text:span text:style-name="T351">2</text:span></text:span><text:span text:style-name="Definition"><text:span text:style-name="T358"><text:tab/></text:span></text:span><text:span text:style-name="Definition"><text:span text:style-name="T358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/text:span><text:span text:style-name="Definition"><text:span text:style-name="T358"><text:tab/></text:span></text:span><text:span text:style-name="T359">(korte naam</text:span><text:span text:style-name="T360"> </text:span><text:span text:style-name="T361">evt. 2</text:span><text:span text:style-name="T364">e</text:span><text:span text:style-name="T361"> gebruiker</text:span><text:span text:style-name="T359">)</text:span></text:p>
      <text:p text:style-name="P3"><text:span text:style-name="T256">Vervang </text:span><text:span text:style-name="Definition"><text:span text:style-name="T11">schuingedrukte</text:span></text:span><text:span text:style-name="T256"> </text:span><text:span text:style-name="T257">woorden </text:span><text:span text:style-name="T256">in deze checklist door </text:span><text:span text:style-name="T257">boven</text:span><text:span text:style-name="T256">staande waarden.</text:span></text:p>
      <text:p text:style-name="P5"/>
      <text:p text:style-name="P5"/>
      <text:p text:style-name="P4"><text:span text:style-name="T265">Nog niet op Linux?</text:span><text:span text:style-name="T258"><text:tab/></text:span><text:span text:style-name="T262"><text:tab/></text:span><text:span text:style-name="T263">G</text:span><text:span text:style-name="T259">ebruik </text:span><text:span text:style-name="Strong_20_Emphasis"><text:span text:style-name="T266">Checklist migratie</text:span></text:span><text:span text:style-name="T25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0"> onder </text:span><text:span text:style-name="T264">Linux</text:span><text:span text:style-name="T261">.</text:span></text:p>
      <text:p text:style-name="P40"><text:span text:style-name="T225">Nieuwe installatie?</text:span><text:span text:style-name="T220"><text:tab/></text:span><text:span text:style-name="T222"></text:span><text:span text:style-name="T224"><text:tab/></text:span><text:span text:style-name="T223">B</text:span><text:span text:style-name="T220">egin bij hoofdstuk </text:span><text:span text:style-name="T225"><text:bookmark-ref text:reference-format="page" text:ref-name="__RefNumPara__4009_1271708128">2</text:bookmark-ref></text:span><text:span text:style-name="T220"><text:s text:c="2"/></text:span><text:span text:style-name="T226"><text:bookmark-ref text:reference-format="text" text:ref-name="__RefNumPara__4009_1271708128">Installatie uitvoeren</text:bookmark-ref></text:span><text:span text:style-name="T221">.</text:span></text:p>
      <text:p text:style-name="P23"/>
      <text:p text:style-name="P23"/>
      <text:list xml:id="list2571950525" text:style-name="L1">
        <text:list-item>
          <text:p text:style-name="P83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057446550544">
          <table:table-cell table:style-name="_31_._5f_Installatie_5f_voorbereiden.A1" office:value-type="string">
            <text:p text:style-name="P53"><text:span text:style-name="Strong_20_Emphasis"><text:span text:style-name="T109"><text:s/></text:span></text:span><text:span text:style-name="Strong_20_Emphasis"><text:span text:style-name="T152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10"><text:note text:id="ftn2" text:note-class="footnote"><text:note-citation>2</text:note-citation><text:note-body><text:p text:style-name="P67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0">.</text:span></text:span></text:p>
          </table:table-cell>
        </table:table-row>
        <table:table-row table:style-name="TableLine94057446826048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057446826336">
          <table:table-cell table:style-name="_31_._5f_Installatie_5f_voorbereiden.A1" office:value-type="string">
            <text:p text:style-name="P50"><text:span text:style-name="Strong_20_Emphasis"><text:span text:style-name="T111"><text:s/></text:span></text:span><text:span text:style-name="Strong_20_Emphasis"><text:span text:style-name="T153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3" text:note-class="footnote"><text:note-citation>3</text:note-citation><text:note-body><text:p text:style-name="P80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0">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6">druk op de </text:span></text:span><text:span text:style-name="Strong_20_Emphasis"><text:span text:style-name="T123">Super</text:span></text:span><text:span text:style-name="Strong_20_Emphasis"><text:span text:style-name="T126">-toets</text:span></text:span><text:span text:style-name="Strong_20_Emphasis"><text:span text:style-name="T70"><text:note text:id="ftn4" text:note-class="footnote"><text:note-citation>4</text:note-citation><text:note-body><text:p text:style-name="P66"><text:span text:style-name="T219">D</text:span>e <text:span text:style-name="T335">Super</text:span>-toets <text:span text:style-name="T219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 table:style-name="TableLine94057446826624">
          <table:table-cell table:style-name="_31_._5f_Installatie_5f_voorbereiden.A1" office:value-type="string">
            <text:p text:style-name="P59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6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 table:style-name="TableLine9405744682691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2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05744682720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057446827488">
          <table:table-cell table:style-name="_31_._5f_Installatie_5f_voorbereiden.A1" office:value-type="string">
            <text:p text:style-name="P50"><text:span text:style-name="Strong_20_Emphasis"><text:span text:style-name="T111"><text:s/></text:span></text:span><text:span text:style-name="Strong_20_Emphasis"><text:span text:style-name="Strong_20_Emphasis"><text:span text:style-name="T153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20">Bereid de installatie voor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1">druk </text:span></text:span><text:span text:style-name="Strong_20_Emphasis"><text:span text:style-name="T122">op de </text:span></text:span><text:span text:style-name="Strong_20_Emphasis"><text:span text:style-name="T123">Super</text:span></text:span><text:span text:style-name="Strong_20_Emphasis"><text:span text:style-name="T122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20">, </text:span></text:span><text:span text:style-name="Strong_20_Emphasis"><text:span text:style-name="T124">t</text:span></text:span><text:span text:style-name="Strong_20_Emphasis"><text:span text:style-name="T125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27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</text:span></text:span><text:span text:style-name="Strong_20_Emphasis"><text:span text:style-name="T154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2">.</text:span></text:span></text:p>
          </table:table-cell>
        </table:table-row>
        <table:table-row table:style-name="TableLine94057446827776">
          <table:table-cell table:style-name="_31_._5f_Installatie_5f_voorbereiden.A1" office:value-type="string">
            <text:p text:style-name="P60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9">K</text:span></text:span><text:span text:style-name="Strong_20_Emphasis"><text:span text:style-name="T130">ie</text:span></text:span><text:span text:style-name="Strong_20_Emphasis"><text:span text:style-name="T131">s</text:span></text:span><text:span text:style-name="Strong_20_Emphasis"><text:span text:style-name="T119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2"> </text:span></text:span><text:span text:style-name="Strong_20_Emphasis"><text:span text:style-name="T118">en volg </text:span></text:span><text:span text:style-name="Strong_20_Emphasis"><text:span text:style-name="T119">de aanwijzingen op het scherm.</text:span></text:span></text:p>
          </table:table-cell>
        </table:table-row>
      </table:table>
      <text:p text:style-name="P13"/>
      <text:list xml:id="list120932067183589" text:continue-numbering="true" text:style-name="L1">
        <text:list-item>
          <text:p text:style-name="P84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57455844320">
          <table:table-cell table:style-name="_32_._5f_Installatie_5f_uitvoeren.A1" office:value-type="string">
            <text:p text:style-name="P50"><text:span text:style-name="Strong_20_Emphasis"><text:span text:style-name="T111"><text:s/></text:span></text:span><text:span text:style-name="Strong_20_Emphasis"><text:span text:style-name="T153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25">Start de computer op vanaf </text:span><text:span text:style-name="T277">een </text:span><text:span text:style-name="T277"><text:reference-ref text:reference-format="text" text:ref-name="Distributie">Ubuntu</text:reference-ref></text:span><text:span text:style-name="T277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esktop</text:reference-ref></text:span><text:span text:style-name="T211"><text:s/>Live</text:span><text:span text:style-name="T211"><text:note text:id="ftn5" text:note-class="footnote"><text:note-citation>1</text:note-citation><text:note-body><text:p text:style-name="P65"><text:span text:style-name="T329">Vanaf ee</text:span>n Live <text:span text:style-name="T333">USB-stick </text:span><text:span text:style-name="T342">(</text:span><text:span text:style-name="T333">of </text:span><text:span text:style-name="T343">cd/dvd</text:span><text:span text:style-name="T342">)</text:span><text:span text:style-name="T19"> </text:span>kunt <text:span text:style-name="T329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2">USB-stick</text:span><text:span text:style-name="T212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1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18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3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6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6">Etche</text:span></text:span><text:span text:style-name="Strong_20_Emphasis"><text:span text:style-name="T217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.</text:span></text:p>
            <text:p text:style-name="P43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40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 table:style-name="TableLine94057457015392">
          <table:table-cell table:style-name="_32_._5f_Installatie_5f_uitvoeren.A1" office:value-type="string">
            <text:p text:style-name="P50"><text:span text:style-name="Strong_20_Emphasis"><text:span text:style-name="T111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5">Kies</text:span></text:span><text:span text:style-name="Strong_20_Emphasis"><text:span text:style-name="T73"> </text:span></text:span><text:span text:style-name="Strong_20_Emphasis"><text:span text:style-name="T156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8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 table:style-name="TableLine94057485731728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8">Kies </text:span><text:span text:style-name="T267">Ubuntu installeren </text:span><text:span text:style-name="Strong_20_Emphasis"><text:span text:style-name="T156">en druk op </text:span></text:span><text:span text:style-name="Strong_20_Emphasis"><text:span text:style-name="T157">de </text:span></text:span><text:span text:style-name="Strong_20_Emphasis"><text:span text:style-name="T158">Enter</text:span></text:span><text:span text:style-name="Strong_20_Emphasis"><text:span text:style-name="T157">-toets</text:span></text:span><text:span text:style-name="T268">.</text:span></text:p>
          </table:table-cell>
        </table:table-row>
        <table:table-row table:style-name="TableLine94057456870800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05745420315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 table:style-name="TableLine94057456723616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057456706496"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111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5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8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81">Verder</text:span></text:span><text:span text:style-name="Strong_20_Emphasis"><text:span text:style-name="T72">.</text:span></text:span></text:p>
          </table:table-cell>
        </table:table-row>
        <table:table-row table:style-name="TableLine9405745671995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057440694000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1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279">het gewenste </text:span></text:span><text:span text:style-name="Strong_20_Emphasis"><text:span text:style-name="T294">Installatie type</text:span></text:span><text:span text:style-name="Strong_20_Emphasis"><text:span text:style-name="T279">.</text:span></text:span></text:p>
          </table:table-cell>
        </table:table-row>
        <table:table-row table:style-name="TableLine9405745675636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69"><text:span text:style-name="Strong_20_Emphasis"><text:span text:style-name="T280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89">, </text:span></text:span><text:span text:style-name="Strong_20_Emphasis"><text:span text:style-name="T103">of klik op </text:span></text:span><text:span text:style-name="Strong_20_Emphasis"><text:span text:style-name="T179">Verder</text:span></text:span><text:span text:style-name="Strong_20_Emphasis"><text:span text:style-name="T103"> en </text:span></text:span><text:span text:style-name="Strong_20_Emphasis"><text:span text:style-name="T159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 table:style-name="TableLine94057364051968"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82">Verder</text:span></text:span><text:span text:style-name="Strong_20_Emphasis"><text:span text:style-name="T89">.</text:span></text:span></text:p>
          </table:table-cell>
        </table:table-row>
        <table:table-row table:style-name="TableLine9405742369950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057456724720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1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1">O</text:span></text:span><text:span text:style-name="Strong_20_Emphasis"><text:span text:style-name="T282">p </text:span></text:span><text:span text:style-name="Strong_20_Emphasis"><text:span text:style-name="T283">het </text:span></text:span><text:span text:style-name="Strong_20_Emphasis"><text:span text:style-name="T284">scherm </text:span></text:span><text:span text:style-name="Strong_20_Emphasis"><text:span text:style-name="T295">Waar bevindt u zich?</text:span></text:span><text:span text:style-name="Strong_20_Emphasis"><text:span text:style-name="T284"> </text:span></text:span><text:span text:style-name="Strong_20_Emphasis"><text:span text:style-name="T285">controleer </text:span></text:span><text:span text:style-name="Strong_20_Emphasis"><text:span text:style-name="T286">de </text:span></text:span><text:span text:style-name="Strong_20_Emphasis"><text:span text:style-name="T285">locatie en </text:span></text:span><text:span text:style-name="Strong_20_Emphasis"><text:span text:style-name="T281">klik </text:span></text:span><text:span text:style-name="Strong_20_Emphasis"><text:span text:style-name="T284">op </text:span></text:span><text:span text:style-name="Strong_20_Emphasis"><text:span text:style-name="T295">Verder</text:span></text:span><text:span text:style-name="Strong_20_Emphasis"><text:span text:style-name="T284">.</text:span></text:span></text:p>
          </table:table-cell>
        </table:table-row>
        <table:table-row table:style-name="TableLine94057456724720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057485884736">
          <table:table-cell table:style-name="_32_._5f_Installatie_5f_uitvoeren.A1" office:value-type="string">
            <text:p text:style-name="P89"><text:span text:style-name="Strong_20_Emphasis"><text:span text:style-name="T3"><text:s/></text:span></text:span><text:span text:style-name="Strong_20_Emphasis"><text:span text:style-name="T111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6">Op </text:span><text:span text:style-name="T297">het </text:span><text:span text:style-name="T295">scherm </text:span><text:span text:style-name="Strong_20_Emphasis"><text:span text:style-name="T295">Wie bent u?</text:span></text:span><text:span text:style-name="T295"> </text:span><text:span text:style-name="T296">vul </text:span><text:span text:style-name="T298">in </text:span><text:span text:style-name="Strong_20_Emphasis"><text:span text:style-name="T299">Uw n</text:span></text:span><text:span text:style-name="Strong_20_Emphasis"><text:span text:style-name="T300">aam</text:span></text:span><text:span text:style-name="Strong_20_Emphasis"><text:span text:style-name="T287"> </text:span></text:span><text:span text:style-name="Definition"><text:span text:style-name="T5">gebruiker</text:span></text:span><text:span text:style-name="Strong_20_Emphasis"><text:span text:style-name="T288">, <text:line-break/></text:span></text:span><text:span text:style-name="Strong_20_Emphasis"><text:span text:style-name="T300">Naam </text:span></text:span><text:span text:style-name="Strong_20_Emphasis"><text:span text:style-name="T299">van uw </text:span></text:span><text:span text:style-name="Strong_20_Emphasis"><text:span text:style-name="T301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7">,<text:line-break/></text:span></text:span><text:span text:style-name="Strong_20_Emphasis"><text:span text:style-name="T299">Kies een g</text:span></text:span><text:span text:style-name="Strong_20_Emphasis"><text:span text:style-name="T301">ebruikersnaam</text:span></text:span><text:span text:style-name="Strong_20_Emphasis"><text:span text:style-name="T287"> </text:span></text:span><text:span text:style-name="Definition"><text:span text:style-name="T5">gebruikersnaam</text:span></text:span><text:span text:style-name="Strong_20_Emphasis"><text:span text:style-name="T287">,<text:line-break/></text:span></text:span><text:span text:style-name="Strong_20_Emphasis"><text:span text:style-name="T289">g</text:span></text:span><text:span text:style-name="Strong_20_Emphasis"><text:span text:style-name="T278">eef tweemaal een </text:span></text:span><text:span text:style-name="Strong_20_Emphasis"><text:span text:style-name="T293">wachtwoord</text:span></text:span><text:span text:style-name="Strong_20_Emphasis"><text:span text:style-name="T278">,</text:span></text:span><text:span text:style-name="Strong_20_Emphasis"><text:span text:style-name="T290"> </text:span></text:span><text:span text:style-name="Strong_20_Emphasis"><text:span text:style-name="T291">en</text:span></text:span><text:span text:style-name="Strong_20_Emphasis"><text:span text:style-name="T290"> </text:span></text:span><text:span text:style-name="Strong_20_Emphasis"><text:span text:style-name="T292">k</text:span></text:span><text:span text:style-name="Strong_20_Emphasis"><text:span text:style-name="T278">lik op </text:span></text:span><text:span text:style-name="Strong_20_Emphasis"><text:span text:style-name="T293">Verder</text:span></text:span><text:span text:style-name="Strong_20_Emphasis"><text:span text:style-name="T278">.</text:span></text:span></text:p>
          </table:table-cell>
        </table:table-row>
      </table:table>
      <text:p text:style-name="P42"><text:span text:style-name="Strong_20_Emphasis"><text:span text:style-name="T164"/></text:span></text:p>
      <text:list xml:id="list120932863790191" text:continue-numbering="true" text:style-name="L1">
        <text:list-item>
          <text:p text:style-name="P82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6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57446959920">
          <table:table-cell table:style-name="_33_._5f_Installatie_5f_afron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 table:style-name="TableLine94057365389920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5"/></text:span></text:p>
          </table:table-cell>
        </table:table-row>
        <table:table-row table:style-name="TableLine94057365289568">
          <table:table-cell table:style-name="_33_._5f_Installatie_5f_afronden.A1" office:value-type="string">
            <text:p text:style-name="P50"><text:span text:style-name="Strong_20_Emphasis"><text:span text:style-name="T111"><text:s/></text:span></text:span><text:span text:style-name="Strong_20_Emphasis"><text:span text:style-name="T153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7" text:note-class="footnote"><text:note-citation>1</text:note-citation><text:note-body><text:p text:style-name="P74"><text:span text:style-name="T347">Debian-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2"> </text:span></text:span><text:span text:style-name="Strong_20_Emphasis"><text:span text:style-name="T151">via </text:span></text:span><text:span text:style-name="Strong_20_Emphasis"><text:span text:style-name="T120">een </text:span></text:span><text:span text:style-name="Strong_20_Emphasis"><text:span text:style-name="T135">druk</text:span></text:span><text:span text:style-name="Strong_20_Emphasis"><text:span text:style-name="T12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126"><text:note text:id="ftn8" text:note-class="footnote"><text:note-citation>2</text:note-citation><text:note-body><text:p text:style-name="P41"><text:span text:style-name="T232">De </text:span><text:span text:style-name="T233">Super</text:span><text:span text:style-name="T232">-toets is de Windows</text:span><text:span text:style-name="T234">-</text:span><text:span text:style-name="T235">toets</text:span><text:span text:style-name="T232">, </text:span><text:span text:style-name="T234">C</text:span><text:span text:style-name="T232">ommand-</text:span><text:span text:style-name="T235">toets</text:span><text:span text:style-name="T232">, of </text:span><text:span text:style-name="T234">V</text:span><text:span text:style-name="T232">ergrootglas-toets.</text:span>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 table:style-name="TableLine94057365289856">
          <table:table-cell table:style-name="_33_._5f_Installatie_5f_afronden.A1" office:value-type="string">
            <text:p text:style-name="P52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37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 table:style-name="TableLine94057365290480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3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057365473792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057365474416">
          <table:table-cell table:style-name="_33_._5f_Installatie_5f_afron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8">Rond de</text:span></text:span><text:span text:style-name="Strong_20_Emphasis"><text:span text:style-name="T139"> installatie </text:span></text:span><text:span text:style-name="Strong_20_Emphasis"><text:span text:style-name="T138">af</text:span></text:span><text:span text:style-name="Strong_20_Emphasis"><text:span text:style-name="T138"><text:note text:id="ftn9" text:note-class="footnote"><text:note-citation>3</text:note-citation><text:note-body><text:p text:style-name="Footnote">De installatie kan <text:span text:style-name="T344">ge</text:span>controle<text:span text:style-name="T344">e</text:span>r<text:span text:style-name="T344">d worden </text:span>op volledigheid met <text:span text:style-name="T345">bestand</text:span> <text:span text:style-name="T341">Persoonlijke map / kz / Apps</text:span>.</text:p></text:note-body></text:note></text:span></text:span><text:span text:style-name="Strong_20_Emphasis"><text:span text:style-name="T138">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 table:style-name="TableLine94057365475040">
          <table:table-cell table:style-name="_33_._5f_Installatie_5f_afronden.A1" office:value-type="string">
            <text:p text:style-name="P51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.</text:span></text:span></text:p>
          </table:table-cell>
        </table:table-row>
      </table:table>
      <text:p text:style-name="P46"><text:span text:style-name="Strong_20_Emphasis"><text:span text:style-name="T99"><text:tab/></text:span></text:span></text:p>
      <text:p text:style-name="P47"><text:span text:style-name="Strong_20_Emphasis"><text:span text:style-name="T132"/></text:span></text:p>
      <text:p text:style-name="P48"><text:span text:style-name="Strong_20_Emphasis"><text:span text:style-name="T119"/></text:span></text:p>
      <text:list xml:id="list120931303561710" text:continue-numbering="true" text:style-name="L1">
        <text:list-item>
          <text:p text:style-name="P85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057365275136">
          <table:table-cell table:style-name="Tabel2.A1" office:value-type="string">
            <text:p text:style-name="P56"><text:span text:style-name="Strong_20_Emphasis"><text:span text:style-name="T111"><text:s/></text:span></text:span><text:span text:style-name="Strong_20_Emphasis"><text:span text:style-name="T153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4"><text:note text:id="ftn10" text:note-class="footnote"><text:note-citation>1</text:note-citation><text:note-body><text:p text:style-name="P68"><text:span text:style-name="User_20_Entry"><text:span text:style-name="T213">E</text:span></text:span><text:span text:style-name="User_20_Entry"><text:span text:style-name="T214">ventuele extra </text:span></text:span><text:span text:style-name="User_20_Entry"><text:span text:style-name="T215">gebruiker</text:span></text:span><text:span text:style-name="User_20_Entry"><text:span text:style-name="T214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057365463088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4057365355984">
          <table:table-cell table:style-name="Tabel2.A1" office:value-type="string">
            <text:p text:style-name="P61"><text:span text:style-name="Strong_20_Emphasis"><text:span text:style-name="T111"><text:s/></text:span></text:span><text:span text:style-name="Strong_20_Emphasis"><text:span text:style-name="T153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5">R</text:span></text:span><text:span text:style-name="Strong_20_Emphasis"><text:span text:style-name="T146">icht </text:span></text:span><text:span text:style-name="Strong_20_Emphasis"><text:span text:style-name="T147">de </text:span></text:span><text:span text:style-name="Definition"><text:span text:style-name="T21">gebruiker</text:span></text:span><text:span text:style-name="Strong_20_Emphasis"><text:span text:style-name="T146"> </text:span></text:span><text:span text:style-name="Strong_20_Emphasis"><text:span text:style-name="T148">in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 text:id="ftn11" text:note-class="footnote"><text:note-citation>2</text:note-citation><text:note-body><text:p text:style-name="P66"><text:span text:style-name="T219">D</text:span>e <text:span text:style-name="T335">Super</text:span>-toets <text:span text:style-name="T219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 table:style-name="TableLine94057365469696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8"><text:span text:style-name="Strong_20_Emphasis"><text:span text:style-name="T149"/></text:span></text:p>
      <text:p text:style-name="P36"/>
      <text:p text:style-name="P36"/>
      <text:p text:style-name="P38"><text:span text:style-name="T227">E</text:span><text:span text:style-name="T228">inde c</text:span><text:span text:style-name="T229">hecklist, </text:span><text:span text:style-name="T230">d</text:span><text:span text:style-name="T229">e installatie van </text:span><text:span text:style-name="T229"><text:reference-ref text:reference-format="text" text:ref-name="Distributie">Ubuntu</text:reference-ref></text:span><text:span text:style-name="T229"><text:s/></text:span><text:span text:style-name="T231"><text:reference-ref text:reference-format="text" text:ref-name="Versie">22.04</text:reference-ref></text:span><text:span text:style-name="Strong_20_Emphasis"><text:span text:style-name="T252"><text:s/></text:span></text:span><text:span text:style-name="Strong_20_Emphasis"><text:span text:style-name="T253">LTS</text:span></text:span><text:span text:style-name="T69"> </text:span><text:span text:style-name="T229"><text:reference-ref text:reference-format="text" text:ref-name="Editie">Desktop</text:reference-ref></text:span><text:span text:style-name="T229"><text:s/>is voltooid.</text:span></text:p>
      <text:p text:style-name="P16"/>
      <text:p text:style-name="P6"><text:span text:style-name="T160">Geschreven</text:span><text:span text:style-name="T10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1">&gt;</text:span><text:span text:style-name="T10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7T12:09:30.858698920">17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7T12:09:24.381074902</dc:date>
    <meta:keyword>Installatie</meta:keyword>
    <meta:keyword>Checklist</meta:keyword>
    <meta:keyword>Linux</meta:keyword>
    <meta:editing-cycles>6521</meta:editing-cycles>
    <meta:editing-duration>P11DT12H51M21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8" meta:character-count="5038" meta:non-whitespace-character-count="4334"/>
    <meta:user-defined meta:name="Info 1"/>
    <meta:user-defined meta:name="Info 2"/>
    <meta:user-defined meta:name="Info 3"/>
    <meta:user-defined meta:name="Info 4"/>
  </office:meta>
</office:document-meta>
</file>